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morant" svg:font-family="Cormorant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rmorant Garamond SemiBold" svg:font-family="'Cormorant Garamond SemiBold'" style:font-pitch="variable"/>
    <style:font-face style:name="Cormorant Medium" svg:font-family="'Cormorant Medium'" style:font-pitch="variable"/>
    <style:font-face style:name="Cormorant SC SemiBold" svg:font-family="'Cormorant SC Semi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font-name="Cormorant Garamond SemiBold" fo:font-size="15pt" officeooo:rsid="0013f889" officeooo:paragraph-rsid="0015948c" style:font-size-asian="15pt" style:font-size-complex="15pt"/>
    </style:style>
    <style:style style:name="P2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Cormorant Garamond SemiBold" fo:font-size="9.30000019073486pt" fo:letter-spacing="0.0071in" fo:font-style="italic" fo:font-weight="normal" officeooo:rsid="0013f889" officeooo:paragraph-rsid="0015948c" style:font-size-asian="9.30000019073486pt" style:font-style-asian="italic" style:font-weight-asian="normal" style:font-size-complex="9.30000019073486pt" style:font-style-complex="italic" style:font-weight-complex="normal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00000" style:font-name="Cormorant" fo:font-size="14pt" fo:letter-spacing="normal" fo:font-style="normal" fo:font-weight="normal"/>
    </style:style>
    <style:style style:name="P4" style:family="paragraph" style:parent-style-name="Preformatted_20_Text">
      <style:paragraph-properties fo:margin-left="0in" fo:margin-right="0in" fo:margin-top="0.0402in" fo:margin-bottom="0in" loext:contextual-spacing="false" fo:line-height="115%" fo:orphans="2" fo:widows="2" fo:text-indent="0in" style:auto-text-indent="false"/>
      <style:text-properties fo:font-variant="normal" fo:text-transform="none" fo:color="#000000" style:font-name="Cormorant" fo:font-size="14pt" fo:letter-spacing="normal" fo:font-style="normal" fo:font-weight="normal"/>
    </style:style>
    <style:style style:name="P5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fo:font-variant="normal" fo:text-transform="none" fo:color="#000000" style:font-name="Cormorant Medium" fo:font-size="14pt" fo:letter-spacing="normal" fo:font-style="normal" fo:font-weight="normal" officeooo:paragraph-rsid="0015948c"/>
    </style:style>
    <style:style style:name="P6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font-name="Cormorant Garamond SemiBold" fo:font-size="8pt" fo:letter-spacing="normal" fo:font-style="normal" fo:font-weight="bold" officeooo:rsid="0013f889" officeooo:paragraph-rsid="0015948c" style:font-size-asian="7pt" style:font-style-asian="normal" style:font-weight-asian="bold" style:font-size-complex="8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ormorant SC SemiBold" fo:font-weight="normal" style:font-weight-asian="normal" style:font-weight-complex="normal"/>
    </style:style>
    <style:style style:name="T3" style:family="text">
      <style:text-properties style:font-name="Cormorant SC SemiBold" fo:font-weight="normal" officeooo:rsid="0015948c" style:font-weight-asian="normal" style:font-weight-complex="normal"/>
    </style:style>
    <style:style style:name="T4" style:family="text">
      <style:text-properties style:font-name="Cormorant SC SemiBold" fo:font-weight="normal" officeooo:rsid="002cee72" style:font-weight-asian="normal" style:font-weight-complex="normal"/>
    </style:style>
    <style:style style:name="T5" style:family="text">
      <style:text-properties fo:font-weight="bold" loext:padding="0in" loext:border="none"/>
    </style:style>
    <style:style style:name="T6" style:family="text">
      <style:text-properties fo:font-style="italic" loext:padding="0in" loext:border="none"/>
    </style:style>
    <style:style style:name="T7" style:family="text">
      <style:text-properties fo:font-size="10pt" loext:padding="0in" loext:border="none"/>
    </style:style>
    <style:style style:name="T8" style:family="text">
      <style:text-properties officeooo:rsid="00237f7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TOP </text:span><text:span text:style-name="T3">1</text:span><text:span text:style-name="T4">87 </text:span><text:span text:style-name="T2">MOST USED WORDS IN RUSSIAN WITH THEIR TRANSLATION</text:span><text:span text:style-name="T1">.</text:span></text:p>
      <text:p text:style-name="P6"/>
      <text:p text:style-name="P2"><text:span text:style-name="T8">By </text:span>RONALDO DAVID GOMES GLIGAN.</text:p>
      <text:p text:style-name="P5"/>
      <text:p text:style-name="P5"/>
      <text:p text:style-name="P4"><text:span text:style-name="T7">#1</text:span> <text:span text:style-name="T5">и</text:span>. <text:span text:style-name="T6">conj.</text:span> — and, though.</text:p>
      <text:p text:style-name="P3"><text:span text:style-name="T7">#2</text:span> <text:span text:style-name="T5">на</text:span>. <text:span text:style-name="T6">prep.</text:span> — on, it, at, to.</text:p>
      <text:p text:style-name="P3"><text:span text:style-name="T7">#3</text:span> <text:span text:style-name="T5">я</text:span>. <text:span text:style-name="T6">pron.</text:span> — I.</text:p>
      <text:p text:style-name="P3"><text:span text:style-name="T7">#4</text:span> <text:span text:style-name="T5">что</text:span>. <text:span text:style-name="T6">conj., pron.</text:span> — what, that, why.</text:p>
      <text:p text:style-name="P3"><text:span text:style-name="T7">#5</text:span> <text:span text:style-name="T5">тот</text:span>. <text:span text:style-name="T6">adj., pron.</text:span> — that.</text:p>
      <text:p text:style-name="P3"><text:span text:style-name="T7">#6</text:span> <text:span text:style-name="T5">с</text:span>. <text:span text:style-name="T6">prep.</text:span> — with, and, from, of.</text:p>
      <text:p text:style-name="P3"><text:span text:style-name="T7">#7</text:span> <text:span text:style-name="T5">а</text:span>. <text:span text:style-name="T6">conj.</text:span> — while, and, but.</text:p>
      <text:p text:style-name="P3"><text:span text:style-name="T7">#8</text:span> <text:span text:style-name="T5">весь</text:span>. <text:span text:style-name="T6">pron., n.</text:span> — all, everything.</text:p>
      <text:p text:style-name="P3"><text:span text:style-name="T7">#9</text:span> <text:span text:style-name="T5">это</text:span>. <text:span text:style-name="T6">pron.</text:span> — that, this, it.</text:p>
      <text:p text:style-name="P3"><text:span text:style-name="T7">#10</text:span> <text:span text:style-name="T5">как</text:span>. <text:span text:style-name="T6">adv., conj.</text:span> — how, what, as, like.</text:p>
      <text:p text:style-name="P3"><text:span text:style-name="T7">#11</text:span> <text:span text:style-name="T5">она</text:span>. <text:span text:style-name="T6">pron.</text:span> — she.</text:p>
      <text:p text:style-name="P3"><text:span text:style-name="T7">#12</text:span> <text:span text:style-name="T5">по</text:span>. <text:span text:style-name="T6">prep.</text:span> — on, along, by.</text:p>
      <text:p text:style-name="P3"><text:span text:style-name="T7">#13</text:span> <text:span text:style-name="T5">но</text:span>. <text:span text:style-name="T6">conj., n.</text:span> — but.</text:p>
      <text:p text:style-name="P3"><text:span text:style-name="T7">#14</text:span> <text:span text:style-name="T5">они</text:span>. <text:span text:style-name="T6">pron.</text:span> — they.</text:p>
      <text:p text:style-name="P3"><text:span text:style-name="T7">#15</text:span> <text:span text:style-name="T5">к</text:span>. <text:span text:style-name="T6">prep.</text:span> — to, for, by.</text:p>
      <text:p text:style-name="P3"><text:span text:style-name="T7">#16</text:span> <text:span text:style-name="T5">быть</text:span>. <text:span text:style-name="T6">vb.</text:span> — to be.</text:p>
      <text:p text:style-name="P3"><text:span text:style-name="T7">#17</text:span> <text:span text:style-name="T5">ты</text:span>. <text:span text:style-name="T6">pron.</text:span> — you, thou.</text:p>
      <text:p text:style-name="P3"><text:span text:style-name="T7">#18</text:span> <text:span text:style-name="T5">из</text:span>. <text:span text:style-name="T6">prep.</text:span> — from, of, in.</text:p>
      <text:p text:style-name="P3"><text:span text:style-name="T7">#19</text:span> <text:span text:style-name="T5">мы</text:span>. <text:span text:style-name="T6">pron.</text:span> — we.</text:p>
      <text:p text:style-name="P3"><text:span text:style-name="T7">#20</text:span> <text:span text:style-name="T5">за</text:span>. <text:span text:style-name="T6">prep.</text:span> — behind, over, at, after.</text:p>
      <text:p text:style-name="P3"><text:span text:style-name="T7">#21</text:span> <text:span text:style-name="T5">вы</text:span>. <text:span text:style-name="T6">pron.</text:span> — you.</text:p>
      <text:p text:style-name="P3"><text:span text:style-name="T7">#22</text:span> <text:span text:style-name="T5">так</text:span>. <text:span text:style-name="T6">adv.</text:span> — so, thus, then.</text:p>
      <text:p text:style-name="P3"><text:span text:style-name="T7">#23</text:span> <text:span text:style-name="T5">же</text:span>. <text:span text:style-name="T6">conj, particle.</text:span> — and, as for, but, same.</text:p>
      <text:p text:style-name="P3"><text:span text:style-name="T7">#24</text:span> <text:span text:style-name="T5">от</text:span>. <text:span text:style-name="T6">prep.</text:span> — from, of, for.</text:p>
      <text:p text:style-name="P3"><text:span text:style-name="T7">#25</text:span> <text:span text:style-name="T5">сказать</text:span>. <text:span text:style-name="T6">vb.</text:span> — to say, to speak.</text:p>
      <text:p text:style-name="P3"><text:span text:style-name="T7">#26</text:span> <text:span text:style-name="T5">этот</text:span>. <text:span text:style-name="T6">pron.</text:span> — this.</text:p>
      <text:p text:style-name="P3"><text:span text:style-name="T7">#27</text:span> <text:span text:style-name="T5">мочь</text:span>. <text:span text:style-name="T6">vb.</text:span> — be able.</text:p>
      <text:p text:style-name="P3"><text:span text:style-name="T7">#28</text:span> <text:span text:style-name="T5">человек</text:span>. <text:span text:style-name="T6">n.</text:span> — man, person.</text:p>
      <text:p text:style-name="P3"><text:span text:style-name="T7">#29</text:span> <text:span text:style-name="T5">не</text:span>. <text:span text:style-name="T6">particle.</text:span> — not.</text:p>
      <text:p text:style-name="P3"><text:span text:style-name="T7">#30</text:span> <text:span text:style-name="T5">он</text:span>. <text:span text:style-name="T6">pron.</text:span> — he.</text:p>
      <text:p text:style-name="P3"><text:span text:style-name="T7">#31</text:span> <text:span text:style-name="T5">ещё</text:span>. <text:span text:style-name="T6">adv.</text:span> — still, yet.</text:p>
      <text:p text:style-name="P3"><text:span text:style-name="T7">#32</text:span> <text:span text:style-name="T5">бы</text:span>. <text:span text:style-name="T6">particle.</text:span> — would.</text:p>
      <text:p text:style-name="P3"><text:span text:style-name="T7">#33</text:span> <text:span text:style-name="T5">такой</text:span>. <text:span text:style-name="T6">pron.</text:span> — such, so, some.</text:p>
      <text:p text:style-name="P3"><text:span text:style-name="T7">#34</text:span> <text:span text:style-name="T5">только</text:span>. <text:span text:style-name="T6">adv., conj.</text:span> — only, merely, but.</text:p>
      <text:p text:style-name="P3"><text:span text:style-name="T7">#35</text:span> <text:span text:style-name="T5">себя</text:span>. <text:span text:style-name="T6">pron., particle.</text:span> — myself, himself, herself.</text:p>
      <text:p text:style-name="P3"><text:span text:style-name="T7">#36</text:span> <text:span text:style-name="T5">своё</text:span>. <text:span text:style-name="T6">pron., n.</text:span> — one’s own, my, our.</text:p>
      <text:p text:style-name="P3"><text:span text:style-name="T7">#37</text:span> <text:span text:style-name="T5">какой</text:span>. <text:span text:style-name="T6">pron.</text:span> — what, which, how.</text:p>
      <text:p text:style-name="P3"><text:span text:style-name="T7">#38</text:span> <text:span text:style-name="T5">когда</text:span>. <text:span text:style-name="T6">adv., conj.</text:span> — when, while, as.</text:p>
      <text:p text:style-name="P3"><text:span text:style-name="T7">#39</text:span> <text:span text:style-name="T5">уже</text:span>. <text:span text:style-name="T6">adv.</text:span> — already, by now.</text:p>
      <text:p text:style-name="P3"><text:span text:style-name="T7">#40</text:span> <text:span text:style-name="T5">для</text:span>. <text:span text:style-name="T6">prep.</text:span> — for, to.</text:p>
      <text:p text:style-name="P3"><text:span text:style-name="T7">#41</text:span> <text:span text:style-name="T5">кто</text:span>. <text:span text:style-name="T6">pron.</text:span> — who, that, some.</text:p>
      <text:p text:style-name="P3"><text:span text:style-name="T7">#42</text:span> <text:span text:style-name="T5">да</text:span>. <text:span text:style-name="T6">conj., particle.</text:span> — yes, but.</text:p>
      <text:p text:style-name="P3"><text:span text:style-name="T7">#43</text:span> <text:span text:style-name="T5">говорить</text:span>. <text:span text:style-name="T6">vb.</text:span> — to say, to tell, to speak.</text:p>
      <text:p text:style-name="P3"><text:span text:style-name="T7">#44</text:span> <text:span text:style-name="T5">год</text:span>. <text:span text:style-name="T6">n.</text:span> — year.</text:p>
      <text:p text:style-name="P3"><text:span text:style-name="T7">#45</text:span> <text:span text:style-name="T5">знать</text:span>. <text:span text:style-name="T6">vb.</text:span> — to know, be aware.</text:p>
      <text:p text:style-name="P3"><text:span text:style-name="T7">#46</text:span> <text:span text:style-name="T5">мой</text:span>. <text:span text:style-name="T6">pron.</text:span> — my, mine.</text:p>
      <text:p text:style-name="P3"><text:span text:style-name="T7">#47</text:span> <text:span text:style-name="T5">один</text:span>. <text:span text:style-name="T6">cardinal number, pron.</text:span> — one, some, alone.</text:p>
      <text:p text:style-name="P3"><text:span text:style-name="T7">#48</text:span> <text:span text:style-name="T5">в</text:span>. <text:span text:style-name="T6">prep.</text:span> — in, at.</text:p>
      <text:p text:style-name="P3"><text:span text:style-name="T7">#49</text:span> <text:span text:style-name="T5">который</text:span>. <text:span text:style-name="T6">pron.</text:span> — which, who, that.</text:p>
      <text:p text:style-name="P3"><text:span text:style-name="T7">#50</text:span> <text:span text:style-name="T5">до</text:span>. <text:span text:style-name="T6">prep.</text:span> — to, up to, about, before.</text:p>
      <text:p text:style-name="P3"><text:span text:style-name="T7">#51</text:span> <text:span text:style-name="T5">или</text:span>. <text:span text:style-name="T6">conj.</text:span> — or.</text:p>
      <text:p text:style-name="P3"><text:span text:style-name="T7">#52</text:span> <text:span text:style-name="T5">если</text:span>. <text:span text:style-name="T6">conj.</text:span> — if.</text:p>
      <text:p text:style-name="P3"><text:span text:style-name="T7">#53</text:span> <text:span text:style-name="T5">о</text:span>. <text:span text:style-name="T6">prep.</text:span> — of, about, against.</text:p>
      <text:p text:style-name="P3"><text:span text:style-name="T7">#54</text:span> <text:span text:style-name="T5">у</text:span>. <text:span text:style-name="T6">prep.</text:span> — by, with, of.</text:p>
      <text:p text:style-name="P3"><text:span text:style-name="T7">#55</text:span> <text:span text:style-name="T5">нет</text:span>. <text:span text:style-name="T6">negation</text:span> — no, not, but.</text:p>
      <text:p text:style-name="P3"><text:span text:style-name="T7">#56</text:span> <text:span text:style-name="T5">время</text:span>. <text:span text:style-name="T6">n.</text:span> — time, season.</text:p>
      <text:p text:style-name="P3"><text:span text:style-name="T7">#57</text:span> <text:span text:style-name="T5">рука</text:span>. <text:span text:style-name="T6">n.</text:span> — hand, arm.</text:p>
      <text:p text:style-name="P3"><text:span text:style-name="T7">#58</text:span> <text:span text:style-name="T5">стать</text:span>. <text:span text:style-name="T6">vb.</text:span> — to become, begin, come.</text:p>
      <text:p text:style-name="P3"><text:span text:style-name="T7">#59</text:span> <text:span text:style-name="T5">большой</text:span>. <text:span text:style-name="T6">adj.</text:span> — big, large, important.</text:p>
      <text:p text:style-name="P3"><text:span text:style-name="T7">#60</text:span> <text:span text:style-name="T5">ни</text:span>. <text:span text:style-name="T6">conj, particle.</text:span> — not a, not, neither… nor.</text:p>
      <text:p text:style-name="P3"><text:span text:style-name="T7">#61</text:span> <text:span text:style-name="T5">другой</text:span>. <text:span text:style-name="T6">pron.</text:span> — other, another, different.</text:p>
      <text:p text:style-name="P3"><text:span text:style-name="T7">#62</text:span> <text:span text:style-name="T5">наш</text:span>. <text:span text:style-name="T6">pron.</text:span> — our, ours.</text:p>
      <text:p text:style-name="P3"><text:span text:style-name="T7">#63</text:span> <text:span text:style-name="T5">свой</text:span>. <text:span text:style-name="T6">pron.</text:span> — my, our, your.</text:p>
      <text:p text:style-name="P3"><text:span text:style-name="T7">#64</text:span> <text:span text:style-name="T5">ну</text:span>. <text:span text:style-name="T6">interj, particle.</text:span> — now, right, well, come on.</text:p>
      <text:p text:style-name="P3"><text:span text:style-name="T7">#65</text:span> <text:span text:style-name="T5">под</text:span>. <text:span text:style-name="T6">prep.</text:span> — under, for, towards, to.</text:p>
      <text:p text:style-name="P3"><text:span text:style-name="T7">#66</text:span> <text:span text:style-name="T5">где</text:span>. <text:span text:style-name="T6">adv.</text:span> — where.</text:p>
      <text:p text:style-name="P3"><text:span text:style-name="T7">#67</text:span> <text:span text:style-name="T5">дело</text:span>. <text:span text:style-name="T6">n.</text:span> — business, affair, matter.</text:p>
      <text:p text:style-name="P3"><text:span text:style-name="T7">#68</text:span> <text:span text:style-name="T5">есть</text:span>. <text:span text:style-name="T6">vb.</text:span> — to eat, to be.</text:p>
      <text:p text:style-name="P3"><text:span text:style-name="T7">#69</text:span> <text:span text:style-name="T5">сам</text:span>. <text:span text:style-name="T6">pron.</text:span> — myself, yourself.</text:p>
      <text:p text:style-name="P3"><text:span text:style-name="T7">#70</text:span> <text:span text:style-name="T5">самый</text:span>. <text:span text:style-name="T6">pron.</text:span> — most, the very, the same.</text:p>
      <text:p text:style-name="P3"><text:span text:style-name="T7">#71</text:span> <text:span text:style-name="T5">чтобы</text:span>. <text:span text:style-name="T6">conj., particle.</text:span> — that, in order that.</text:p>
      <text:p text:style-name="P3"><text:span text:style-name="T7">#72</text:span> <text:span text:style-name="T5">два</text:span>. <text:span text:style-name="T6">cardinal number</text:span> — two.</text:p>
      <text:p text:style-name="P3"><text:span text:style-name="T7">#73</text:span> <text:span text:style-name="T5">там</text:span>. <text:span text:style-name="T6">adv.</text:span> — there, then.</text:p>
      <text:p text:style-name="P3"><text:span text:style-name="T7">#74</text:span> <text:span text:style-name="T5">чем</text:span>. <text:span text:style-name="T6">conj., particle.</text:span> — than; instead of.</text:p>
      <text:p text:style-name="P3"><text:span text:style-name="T7">#75</text:span> <text:span text:style-name="T5">глаз</text:span>. <text:span text:style-name="T6">n.</text:span> — eye; sight.</text:p>
      <text:p text:style-name="P3"><text:span text:style-name="T7">#76</text:span> <text:span text:style-name="T5">даже</text:span>. <text:span text:style-name="T6">particle.</text:span> — even.</text:p>
      <text:p text:style-name="P3"><text:span text:style-name="T7">#77</text:span> <text:span text:style-name="T5">первый</text:span>. <text:span text:style-name="T6">adj., number</text:span> — first, front, former.</text:p>
      <text:p text:style-name="P3"><text:span text:style-name="T7">#78</text:span> <text:span text:style-name="T5">день</text:span>. <text:span text:style-name="T6">n.</text:span> — day.</text:p>
      <text:p text:style-name="P3"><text:span text:style-name="T7">#79</text:span> <text:span text:style-name="T5">тут</text:span>. <text:span text:style-name="T6">adv.</text:span> — here, now, then.</text:p>
      <text:p text:style-name="P3"><text:span text:style-name="T7">#80</text:span> <text:span text:style-name="T5">во</text:span>. <text:span text:style-name="T6">prep., particle.</text:span> — in, at; super, exactly.</text:p>
      <text:p text:style-name="P3"><text:span text:style-name="T7">#81</text:span> <text:span text:style-name="T5">ничто</text:span>. <text:span text:style-name="T6">pron.</text:span> — nothing.</text:p>
      <text:p text:style-name="P3"><text:span text:style-name="T7">#82</text:span> <text:span text:style-name="T5">потом</text:span>. <text:span text:style-name="T6">adv.</text:span> — afterwards, then.</text:p>
      <text:p text:style-name="P3"><text:span text:style-name="T7">#83</text:span> <text:span text:style-name="T5">очень</text:span>. <text:span text:style-name="T6">adv.</text:span> — very.</text:p>
      <text:p text:style-name="P3"><text:span text:style-name="T7">#84</text:span> <text:span text:style-name="T5">со</text:span>. <text:span text:style-name="T6">prep.</text:span> — with.</text:p>
      <text:p text:style-name="P3"><text:span text:style-name="T7">#85</text:span> <text:span text:style-name="T5">хотеть</text:span>. <text:span text:style-name="T6">vb.</text:span> — to want, like.</text:p>
      <text:p text:style-name="P3"><text:span text:style-name="T7">#86</text:span> <text:span text:style-name="T5">ли</text:span>. <text:span text:style-name="T6">conj., particle.</text:span> — whether, if.</text:p>
      <text:p text:style-name="P3"><text:span text:style-name="T7">#87</text:span> <text:span text:style-name="T5">при</text:span>. <text:span text:style-name="T6">prep.</text:span> — attached to, in the presence of, by, about.</text:p>
      <text:p text:style-name="P3"><text:span text:style-name="T7">#88</text:span> <text:span text:style-name="T5">голова</text:span>. <text:span text:style-name="T6">n.</text:span> — head, mind, brains.</text:p>
      <text:p text:style-name="P3"><text:span text:style-name="T7">#89</text:span> <text:span text:style-name="T5">вот</text:span>. <text:span text:style-name="T6">particle.</text:span> — here, there, this is, that’s.</text:p>
      <text:p text:style-name="P3"><text:span text:style-name="T7">#90</text:span> <text:span text:style-name="T5">без</text:span>. <text:span text:style-name="T6">prep.</text:span> — without.</text:p>
      <text:p text:style-name="P3"><text:span text:style-name="T7">#91</text:span> <text:span text:style-name="T5">видеть</text:span>. <text:span text:style-name="T6">vb.</text:span> — to see.</text:p>
      <text:p text:style-name="P3"><text:span text:style-name="T7">#92</text:span> <text:span text:style-name="T5">идти</text:span>. <text:span text:style-name="T6">vb.</text:span> — to go, come.</text:p>
      <text:p text:style-name="P3"><text:span text:style-name="T7">#93</text:span> <text:span text:style-name="T5">теперь</text:span>. <text:span text:style-name="T6">adv.</text:span> — now, nowadays.</text:p>
      <text:p text:style-name="P3"><text:span text:style-name="T7">#94</text:span> <text:span text:style-name="T5">тоже</text:span>. <text:span text:style-name="T6">adv.</text:span> — also, as well, too.</text:p>
      <text:p text:style-name="P3"><text:soft-page-break/><text:span text:style-name="T7">#95</text:span> <text:span text:style-name="T5">стоять</text:span>. <text:span text:style-name="T6">vb.</text:span> — to stand, be, stand up.</text:p>
      <text:p text:style-name="P3"><text:span text:style-name="T7">#96</text:span> <text:span text:style-name="T5">друг</text:span>. <text:span text:style-name="T6">n.</text:span> — friend.</text:p>
      <text:p text:style-name="P3"><text:span text:style-name="T7">#97</text:span> <text:span text:style-name="T5">дом</text:span>. <text:span text:style-name="T6">n.</text:span> — house, home.</text:p>
      <text:p text:style-name="P3"><text:span text:style-name="T7">#98</text:span> <text:span text:style-name="T5">раз</text:span>. <text:span text:style-name="T6">n., adv.</text:span> — time, once, since.</text:p>
      <text:p text:style-name="P3"><text:span text:style-name="T7">#99</text:span> <text:span text:style-name="T5">можно</text:span>. <text:span text:style-name="T6">predicate</text:span> — one can.</text:p>
      <text:p text:style-name="P3"><text:span text:style-name="T7">#100</text:span> <text:span text:style-name="T5">после</text:span>. <text:span text:style-name="T6">prep.</text:span> — after, afterwards.</text:p>
      <text:p text:style-name="P3"><text:span text:style-name="T7">#101</text:span> <text:span text:style-name="T5">слово</text:span>. <text:span text:style-name="T6">n.</text:span> — word.</text:p>
      <text:p text:style-name="P3"><text:span text:style-name="T7">#102</text:span> <text:span text:style-name="T5">здесь</text:span>. <text:span text:style-name="T6">adv.</text:span> — here.</text:p>
      <text:p text:style-name="P3"><text:span text:style-name="T7">#103</text:span> <text:span text:style-name="T5">думать</text:span>. <text:span text:style-name="T6">vb.</text:span> — to think; believe.</text:p>
      <text:p text:style-name="P3"><text:span text:style-name="T7">#104</text:span> <text:span text:style-name="T5">место</text:span>. <text:span text:style-name="T6">n.</text:span> — place; seat.</text:p>
      <text:p text:style-name="P3"><text:span text:style-name="T7">#105</text:span> <text:span text:style-name="T5">спросить</text:span>. <text:span text:style-name="T6">vb.</text:span> — to ask.</text:p>
      <text:p text:style-name="P3"><text:span text:style-name="T7">#106</text:span> <text:span text:style-name="T5">через</text:span>. <text:span text:style-name="T6">prep.</text:span> — through, across.</text:p>
      <text:p text:style-name="P3"><text:span text:style-name="T7">#107</text:span> <text:span text:style-name="T5">лицо</text:span>. <text:span text:style-name="T6">n.</text:span> — face; person.</text:p>
      <text:p text:style-name="P3"><text:span text:style-name="T7">#108</text:span> <text:span text:style-name="T5">что</text:span>. <text:span text:style-name="T6">pron.</text:span> — what, which, that.</text:p>
      <text:p text:style-name="P3"><text:span text:style-name="T7">#109</text:span> <text:span text:style-name="T5">тогда</text:span>. <text:span text:style-name="T6">adv.</text:span> — then.</text:p>
      <text:p text:style-name="P3"><text:span text:style-name="T7">#110</text:span> <text:span text:style-name="T5">ведь</text:span>. <text:span text:style-name="T6">conj.</text:span> — you see, you know.</text:p>
      <text:p text:style-name="P3"><text:span text:style-name="T7">#111</text:span> <text:span text:style-name="T5">хороший</text:span>. <text:span text:style-name="T6">adj.</text:span> — good, nice (see #152).</text:p>
      <text:p text:style-name="P3"><text:span text:style-name="T7">#112</text:span> <text:span text:style-name="T5">каждый</text:span>. <text:span text:style-name="T6">pron.</text:span> — each, every.</text:p>
      <text:p text:style-name="P3"><text:span text:style-name="T7">#113</text:span> <text:span text:style-name="T5">надо</text:span>. <text:span text:style-name="T6">prep, vb.</text:span> — over, above, ought to.</text:p>
      <text:p text:style-name="P3"><text:span text:style-name="T7">#114</text:span> <text:span text:style-name="T5">жить</text:span>. <text:span text:style-name="T6">vb.</text:span> — to live.</text:p>
      <text:p text:style-name="P3"><text:span text:style-name="T7">#115</text:span> <text:span text:style-name="T5">должный</text:span>. <text:span text:style-name="T6">adj.</text:span> — due, proper.</text:p>
      <text:p text:style-name="P3"><text:span text:style-name="T7">#116</text:span> <text:span text:style-name="T5">смотреть</text:span>. <text:span text:style-name="T6">vb.</text:span> — to look, watch.</text:p>
      <text:p text:style-name="P3"><text:span text:style-name="T7">#117</text:span> <text:span text:style-name="T5">почему</text:span>. <text:span text:style-name="T6">adv.</text:span> — why.</text:p>
      <text:p text:style-name="P3"><text:span text:style-name="T7">#118</text:span> <text:span text:style-name="T5">потому</text:span>. <text:span text:style-name="T6">adv.</text:span> — that’s why.</text:p>
      <text:p text:style-name="P3"><text:span text:style-name="T7">#119</text:span> <text:span text:style-name="T5">сторона</text:span>. <text:span text:style-name="T6">n.</text:span> — side, party.</text:p>
      <text:p text:style-name="P3"><text:span text:style-name="T7">#120</text:span> <text:span text:style-name="T5">просто</text:span>. <text:span text:style-name="T6">adv.</text:span> — simply.</text:p>
      <text:p text:style-name="P3"><text:span text:style-name="T7">#121</text:span> <text:span text:style-name="T5">нога</text:span>. <text:span text:style-name="T6">n.</text:span> — foot, leg.</text:p>
      <text:p text:style-name="P3"><text:span text:style-name="T7">#122</text:span> <text:span text:style-name="T5">сидеть</text:span>. <text:span text:style-name="T6">vb.</text:span> — to sit.</text:p>
      <text:p text:style-name="P3"><text:span text:style-name="T7">#123</text:span> <text:span text:style-name="T5">понять</text:span>. <text:span text:style-name="T6">vb.</text:span> — to understand; realize.</text:p>
      <text:p text:style-name="P3"><text:span text:style-name="T7">#124</text:span> <text:span text:style-name="T5">иметь</text:span>. <text:span text:style-name="T6">vb.</text:span> — to have, own.</text:p>
      <text:p text:style-name="P3"><text:span text:style-name="T7">#125</text:span> <text:span text:style-name="T5">новый</text:span>. <text:span text:style-name="T6">adj.</text:span> — new; modern.</text:p>
      <text:p text:style-name="P3"><text:span text:style-name="T7">#126</text:span> <text:span text:style-name="T5">сейчас</text:span>. <text:span text:style-name="T6">adv.</text:span> — now, presently, soon.</text:p>
      <text:p text:style-name="P3"><text:span text:style-name="T7">#127</text:span> <text:span text:style-name="T5">вдруг</text:span>. <text:span text:style-name="T6">adv.</text:span> — suddenly.</text:p>
      <text:p text:style-name="P3"><text:span text:style-name="T7">#128</text:span> <text:span text:style-name="T5">над</text:span>. <text:span text:style-name="T6">prep.</text:span> — above, over.</text:p>
      <text:p text:style-name="P3"><text:span text:style-name="T7">#129</text:span> <text:span text:style-name="T5">взять</text:span>. <text:span text:style-name="T6">vb.</text:span> — to take.</text:p>
      <text:p text:style-name="P3"><text:span text:style-name="T7">#130</text:span> <text:span text:style-name="T5">никто</text:span>. <text:span text:style-name="T6">pron.</text:span> — nobody.</text:p>
      <text:p text:style-name="P3"><text:span text:style-name="T7">#131</text:span> <text:span text:style-name="T5">жизнь</text:span>. <text:span text:style-name="T6">n.</text:span> — life.</text:p>
      <text:p text:style-name="P3"><text:span text:style-name="T7">#132</text:span> <text:span text:style-name="T5">дверь</text:span>. <text:span text:style-name="T6">n.</text:span> — door.</text:p>
      <text:p text:style-name="P3"><text:span text:style-name="T7">#133</text:span> <text:span text:style-name="T5">перед</text:span>. <text:span text:style-name="T6">prep.</text:span> — before, in front of.</text:p>
      <text:p text:style-name="P3"><text:span text:style-name="T7">#134</text:span> <text:span text:style-name="T5">нужный</text:span>. <text:span text:style-name="T6">adj.</text:span> — necessary.</text:p>
      <text:p text:style-name="P3"><text:span text:style-name="T7">#135</text:span> <text:span text:style-name="T5">понимать</text:span>. <text:span text:style-name="T6">vb.</text:span> — to understand.</text:p>
      <text:p text:style-name="P3"><text:span text:style-name="T7">#136</text:span> <text:span text:style-name="T5">казаться</text:span>. <text:span text:style-name="T6">vb.</text:span> — to seem, appear; masterrussian, dot com.</text:p>
      <text:p text:style-name="P3"><text:span text:style-name="T7">#137</text:span> <text:span text:style-name="T5">работа</text:span>. <text:span text:style-name="T6">n.</text:span> — work, job.</text:p>
      <text:p text:style-name="P3"><text:span text:style-name="T7">#138</text:span> <text:span text:style-name="T5">три</text:span>. <text:span text:style-name="T6">cardinal number</text:span> — three.</text:p>
      <text:p text:style-name="P3"><text:span text:style-name="T7">#139</text:span> <text:span text:style-name="T5">ваш</text:span>. <text:span text:style-name="T6">pron.</text:span> — yours.</text:p>
      <text:p text:style-name="P3"><text:span text:style-name="T7">#140</text:span> <text:span text:style-name="T5">уж</text:span>. <text:span text:style-name="T6">adv., <text:s/>particle.</text:span> — really, already.</text:p>
      <text:p text:style-name="P3"><text:span text:style-name="T7">#141</text:span> <text:span text:style-name="T5">земля</text:span>. <text:span text:style-name="T6">n.</text:span> — earth, land, soil.</text:p>
      <text:p text:style-name="P3"><text:span text:style-name="T7">#142</text:span> <text:span text:style-name="T5">сделать</text:span>. <text:span text:style-name="T6">vb.</text:span> — to do, make, finish.</text:p>
      <text:p text:style-name="P3"><text:span text:style-name="T7">#143</text:span> <text:span text:style-name="T5">несколько</text:span>. <text:span text:style-name="T6">adv.</text:span> — several, some.</text:p>
      <text:p text:style-name="P3"><text:span text:style-name="T7">#144</text:span> <text:span text:style-name="T5">час</text:span>. <text:span text:style-name="T6">n.</text:span> — hour, time.</text:p>
      <text:p text:style-name="P3"><text:span text:style-name="T7">#145</text:span> <text:span text:style-name="T5">голос</text:span>. <text:span text:style-name="T6">n.</text:span> — voice.</text:p>
      <text:p text:style-name="P3"><text:span text:style-name="T7">#146</text:span> <text:span text:style-name="T5">город</text:span>. <text:span text:style-name="T6">n.</text:span> — town, city.</text:p>
      <text:p text:style-name="P3"><text:span text:style-name="T7">#147</text:span> <text:span text:style-name="T5">конечный</text:span>. <text:span text:style-name="T6">adj.</text:span> — final, last.</text:p>
      <text:p text:style-name="P3"><text:span text:style-name="T7">#148</text:span> <text:span text:style-name="T5">пока</text:span>. <text:span text:style-name="T6">adv.</text:span> — for the present.</text:p>
      <text:p text:style-name="P3"><text:span text:style-name="T7">#149</text:span> <text:span text:style-name="T5">конец</text:span>. <text:span text:style-name="T6">n.</text:span> — end, distance.</text:p>
      <text:p text:style-name="P3"><text:span text:style-name="T7">#150</text:span> <text:span text:style-name="T5">давать</text:span>. <text:span text:style-name="T6">vb.</text:span> — to give; let, allow.</text:p>
      <text:p text:style-name="P3"><text:span text:style-name="T7">#151</text:span> <text:span text:style-name="T5">вода</text:span>. <text:span text:style-name="T6">n.</text:span> — water.</text:p>
      <text:p text:style-name="P3"><text:span text:style-name="T7">#152</text:span> <text:span text:style-name="T5">более</text:span>. <text:span text:style-name="T6">adv.</text:span> — more.</text:p>
      <text:p text:style-name="P3"><text:span text:style-name="T7">#153</text:span> <text:span text:style-name="T5">хотя</text:span>. <text:span text:style-name="T6">conj.</text:span> — although.</text:p>
      <text:p text:style-name="P3"><text:span text:style-name="T7">#154</text:span> <text:span text:style-name="T5">всегда</text:span>. <text:span text:style-name="T6">adv.</text:span> — always.</text:p>
      <text:p text:style-name="P3"><text:span text:style-name="T7">#155</text:span> <text:span text:style-name="T5">второй</text:span>. <text:span text:style-name="T6">ordinal number</text:span> — second.</text:p>
      <text:p text:style-name="P3"><text:span text:style-name="T7">#156</text:span> <text:span text:style-name="T5">куда</text:span>. <text:span text:style-name="T6">adv.</text:span> — where, what for, much.</text:p>
      <text:p text:style-name="P3"><text:span text:style-name="T7">#157</text:span> <text:span text:style-name="T5">пойти</text:span>. <text:span text:style-name="T6">vb.</text:span> — to go.</text:p>
      <text:p text:style-name="P3"><text:span text:style-name="T7">#158</text:span> <text:span text:style-name="T5">стол</text:span>. <text:span text:style-name="T6">n.</text:span> — table, desk; board.</text:p>
      <text:p text:style-name="P3"><text:span text:style-name="T7">#159</text:span> <text:span text:style-name="T5">делать</text:span>. <text:span text:style-name="T6">vb.</text:span> — to do, make.</text:p>
      <text:p text:style-name="P3"><text:span text:style-name="T7">#160</text:span> <text:span text:style-name="T5">увидеть</text:span>. <text:span text:style-name="T6">vb.</text:span> — to see.</text:p>
      <text:p text:style-name="P3"><text:span text:style-name="T7">#161</text:span> <text:span text:style-name="T5">сила</text:span>. <text:span text:style-name="T6">n.</text:span> — strength, force.</text:p>
      <text:p text:style-name="P3"><text:span text:style-name="T7">#162</text:span> <text:span text:style-name="T5">отец</text:span>. <text:span text:style-name="T6">n.</text:span> — father (see #918).</text:p>
      <text:p text:style-name="P3"><text:span text:style-name="T7">#163</text:span> <text:span text:style-name="T5">женщина</text:span>. <text:span text:style-name="T6">n.</text:span> — woman.</text:p>
      <text:p text:style-name="P3"><text:span text:style-name="T7">#164</text:span> <text:span text:style-name="T5">машина</text:span>. <text:span text:style-name="T6">n.</text:span> — car, machine, engine.</text:p>
      <text:p text:style-name="P3"><text:span text:style-name="T7">#165</text:span> <text:span text:style-name="T5">хорошо</text:span>. <text:span text:style-name="T6">adv.</text:span> — well (see #114).</text:p>
      <text:p text:style-name="P3"><text:span text:style-name="T7">#166</text:span> <text:span text:style-name="T5">ночь</text:span>. <text:span text:style-name="T6">n.</text:span> — night.</text:p>
      <text:p text:style-name="P3"><text:span text:style-name="T7">#167</text:span> <text:span text:style-name="T5">сразу</text:span>. <text:span text:style-name="T6">adv.</text:span> — at once, right away, just.</text:p>
      <text:p text:style-name="P3"><text:span text:style-name="T7">#168</text:span> <text:span text:style-name="T5">мир</text:span>. <text:span text:style-name="T6">n.</text:span> — world, peace.</text:p>
      <text:p text:style-name="P3"><text:span text:style-name="T7">#169</text:span> <text:span text:style-name="T5">совсем</text:span>. <text:span text:style-name="T6">adv.</text:span> — quite, entirely, totally.</text:p>
      <text:p text:style-name="P3"><text:span text:style-name="T7">#170</text:span> <text:span text:style-name="T5">остаться</text:span>. <text:span text:style-name="T6">vb.</text:span> — to remain, stay (see #297).</text:p>
      <text:p text:style-name="P3"><text:span text:style-name="T7">#171</text:span> <text:span text:style-name="T5">об</text:span>. <text:span text:style-name="T6">prep.</text:span> — about, of (see #34).</text:p>
      <text:p text:style-name="P3"><text:span text:style-name="T7">#172</text:span> <text:span text:style-name="T5">вид</text:span>. <text:span text:style-name="T6">n.</text:span> — appearance, look, view.</text:p>
      <text:p text:style-name="P3"><text:span text:style-name="T7">#173</text:span> <text:span text:style-name="T5">выйти</text:span>. <text:span text:style-name="T6">vb.</text:span> — to go out, come out, appear.</text:p>
      <text:p text:style-name="P3"><text:span text:style-name="T7">#174</text:span> <text:span text:style-name="T5">дать</text:span>. <text:span text:style-name="T6">vb.</text:span> — to give; masterrussian, dot com.</text:p>
      <text:p text:style-name="P3"><text:span text:style-name="T7">#175</text:span> <text:span text:style-name="T5">работать</text:span>. <text:span text:style-name="T6">vb.</text:span> — to work.</text:p>
      <text:p text:style-name="P3"><text:span text:style-name="T7">#176</text:span> <text:span text:style-name="T5">любить</text:span>. <text:span text:style-name="T6">vb.</text:span> — to love.</text:p>
      <text:p text:style-name="P3"><text:span text:style-name="T7">#177</text:span> <text:span text:style-name="T5">случай</text:span>. <text:span text:style-name="T6">n.</text:span> — case, occasion, incident.</text:p>
      <text:p text:style-name="P3"><text:span text:style-name="T7">#178</text:span> <text:span text:style-name="T5">последний</text:span>. <text:span text:style-name="T6">adj.</text:span> — last, the latest, new.</text:p>
      <text:p text:style-name="P3"><text:span text:style-name="T7">#179</text:span> <text:span text:style-name="T5">ряд</text:span>. <text:span text:style-name="T6">n.</text:span> — row, line.</text:p>
      <text:p text:style-name="P3"><text:span text:style-name="T7">#180</text:span> <text:span text:style-name="T5">оказаться</text:span>. <text:span text:style-name="T6">vb.</text:span> — find oneself, turn out.</text:p>
      <text:p text:style-name="P3"><text:span text:style-name="T7">#181</text:span> <text:span text:style-name="T5">начало</text:span>. <text:span text:style-name="T6">n.</text:span> — beginning, origin, source.</text:p>
      <text:p text:style-name="P3"><text:span text:style-name="T7">#182</text:span> <text:span text:style-name="T5">твой</text:span>. <text:span text:style-name="T6">pron.</text:span> — your, yours (informal).</text:p>
      <text:p text:style-name="P3"><text:span text:style-name="T7">#183</text:span> <text:span text:style-name="T5">вопрос</text:span>. <text:span text:style-name="T6">n.</text:span> — question, matter, problem.</text:p>
      <text:p text:style-name="P3"><text:span text:style-name="T7">#184</text:span> <text:span text:style-name="T5">ответить</text:span>. <text:span text:style-name="T6">vb.</text:span> — to answer, reply (see #404).</text:p>
      <text:p text:style-name="P3"><text:span text:style-name="T7">#185</text:span> <text:span text:style-name="T5">между</text:span>. <text:span text:style-name="T6">prep.</text:span> — between, among.</text:p>
      <text:p text:style-name="P3"><text:span text:style-name="T7">#186</text:span> <text:span text:style-name="T5">почти</text:span>. <text:span text:style-name="T6">adv.</text:span> — almost.</text:p>
      <text:p text:style-name="P3"><text:span text:style-name="T7">#187</text:span> <text:span text:style-name="T5">опять</text:span>. <text:span text:style-name="T6">adv.</text:span> — aga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morant" svg:font-family="Cormorant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rmorant Garamond SemiBold" svg:font-family="'Cormorant Garamond SemiBold'" style:font-pitch="variable"/>
    <style:font-face style:name="Cormorant Medium" svg:font-family="'Cormorant Medium'" style:font-pitch="variable"/>
    <style:font-face style:name="Cormorant SC SemiBold" svg:font-family="'Cormorant SC Semi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4in" fo:margin-bottom="0.3in" fo:margin-left="0.3in" fo:margin-right="0.3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3" fo:column-gap="0.2in"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17:37:30.688750126</meta:creation-date>
    <dc:date>2020-01-12T22:59:28.201258172</dc:date>
    <meta:editing-duration>PT1H26M12S</meta:editing-duration>
    <meta:editing-cycles>18</meta:editing-cycles>
    <meta:generator>LibreOffice/6.0.7.3$Linux_X86_64 LibreOffice_project/00m0$Build-3</meta:generator>
    <meta:document-statistic meta:table-count="0" meta:image-count="0" meta:object-count="0" meta:page-count="2" meta:paragraph-count="189" meta:word-count="1078" meta:character-count="6273" meta:non-whitespace-character-count="5196"/>
  </office:meta>
</office:document-meta>
</file>